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ppli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nr</text:p>
          </table:table-cell>
          <table:table-cell office:value-type="string" table:style-name="ce2">
            <text:p>snam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i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Smith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Lond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2</text:p>
          </table:table-cell>
          <table:table-cell office:value-type="string" table:style-name="ce3">
            <text:p>Jones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Pari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3</text:p>
          </table:table-cell>
          <table:table-cell office:value-type="string" table:style-name="ce3">
            <text:p>Blak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Pari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4</text:p>
          </table:table-cell>
          <table:table-cell office:value-type="string" table:style-name="ce3">
            <text:p>Clark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Lond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5</text:p>
          </table:table-cell>
          <table:table-cell office:value-type="string" table:style-name="ce3">
            <text:p>Adams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Athens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Blad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aspl</meta:initial-creator>
    <dc:creator>Katarina Asplund</dc:creator>
    <meta:creation-date>2012-04-05T08:49:22Z</meta:creation-date>
    <dc:date>2014-04-04T12:43:31Z</dc:date>
  </office:meta>
</office:document-meta>
</file>